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tarting a new project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13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ory and practice</text:p>
          </draw:text-box>
        </draw:frame>
        <draw:frame presentation:style-name="pr4" draw:text-style-name="P4" draw:layer="layout" svg:width="23.912cm" svg:height="13.239cm" svg:x="2.058cm" svg:y="5.838cm" presentation:class="outline" presentation:user-transformed="true">
          <draw:text-box>
            <text:list text:style-name="L5">
              <text:list-item>
                <text:p text:style-name="P4">Burst of enthusiasm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/most projects start with a burst of enthusiasm by one pers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ew projects actually think about all the issues of running a FOSS project at the sta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Follow a recipe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Knowing the recipe helps, but a good cook also improvises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Help or motivation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 you need help to write the first version, or just motivation from enthusiastic user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f you need help, then setting up the infrastructure well is especially import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Things to decide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Think abou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are the project aim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Don't be too grandiose at firs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World domination takes time – start small!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structure do you wan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Usually start with a very simple structur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One committer, easy contribu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license do you wan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Don't invent a new license!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urce code managem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 a canned hosting sit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 you need a mailing list? IRC channel? Web sit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will you track bug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Working code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tart with working cod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efore the first announcement, get <text:span text:style-name="T1">something</text:span> work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orking code gives positive feedback from potential contributors and us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orking code doesn't mean perfect code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Follow common convention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ok at how related projects handle build and coding issu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llow their lead if possib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First impressions matter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ke it very easy to build and try the first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Announcing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Initial announcemen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d the project to freshmeat.ne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ind mailing lists for closely related projec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n't spam every list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e humble – don't oversell the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ke sure you include vital project info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What is it for?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What programming language?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What platforms does it target?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What license have you chosen?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Where do people find out more?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Nurturing the project</text:p>
          </draw:text-box>
        </draw:frame>
        <draw:frame presentation:style-name="pr4" draw:layer="layout" svg:width="23.912cm" svg:height="13.082cm" svg:x="2.058cm" svg:y="5.838cm" presentation:class="outline" presentation:user-transformed="true">
          <draw:text-box>
            <text:list text:style-name="L5">
              <text:list-item>
                <text:p text:style-name="P4">Positive feedback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key to early success is posiitive feedback to contributo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nswer every contribution, be encouraging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nswer email fast, encourage IRC discuss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Releas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et releases out fast and frequentl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 snapshot releases if need b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ost a summary of changes in each relea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Give careful credit for all contribu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ncourage discuss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sk others opin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sten to the feedback you g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As the project grows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Things to start considering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ckaging for major distro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 you want to do binary package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hould you write articles for magazines/web site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hould you have a development blog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Project structur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gularly evaluate how the project is work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 you want to formalise the structur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If so, make sure to discuss it first!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 you need to start defining project role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Scaling up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FOSS projects can grow quickl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there too much load on one person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an you break the project into module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 separate mailing lists for different part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legate! Find people you trust, and give them a ro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Things that can help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ost a regular development summary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rt a project conference? Or a mini-conf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ok at how other projects handled growth. Pick an approach that worked for th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8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06T16:15:33</dc:date>
    <meta:editing-cycles>264</meta:editing-cycles>
    <meta:editing-duration>P8DT17H52M55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